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5-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KINGS (15:1-7, 32-3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ODLY KINGS (15:1-7, 32-3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Uzziah, Judah's tenth ruler (15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Uzziah, Judah's tenth ruler (15:1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longevity (1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leprosy (15:4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ODLY KINGS (15:1-7, 32-3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Uzziah, Judah's tenth ruler (15:1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otham, Judah's eleventh ruler (15:32-3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otham, Judah's eleventh ruler (15:32-3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behavior (15:32-3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building project (15:35-3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GODLY KINGS (15:1-7, 32-3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Uzziah, Judah's tenth ruler (15:1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otham, Judah's eleventh ruler (15:32-3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KINGS 15-1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ODLY KINGS (15:1-7, 32-3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ODLESS KINGS (15:8-31; 16:1-2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GODLESS KINGS (15:8-31; 16:1-20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Zechariah, Israel's fourteenth ruler (15:8-12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Zechariah, Israel's fourteenth ruler (15:8-12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abomination of Zechariah (15:8-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assassination of Zechariah (15:10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assassination of Zechariah (15:10-12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o (15:10-1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y (15: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Zechariah, Israel's fourteenth ruler (15:8-12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abomination of Zechariah (15:8-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assassination of Zechariah (15:10-12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GODLESS KINGS (15:8-31; 16:1-20)<text:s text:c="1"/></text:span><text:span text:style-name="a582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Zechariah, Israel's fourteenth ruler (15:8-1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hallum, Israel's fifteenth ruler (15:13-1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Menahem, Israel's sixteenth ruler (15:16-22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Menahem, Israel's sixteenth ruler (15:16-22)<text:s text:c="1"/></text:span><text:span text:style-name="a600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brutality (15:16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blasphemy (15:17-1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is bribery (15:19-2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GODLESS KINGS (15:8-31; 16:1-20)<text:s text:c="1"/></text:span><text:span text:style-name="a618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Zechariah, Israel's fourteenth ruler (15:8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Shallum, Israel's fifteenth ruler (15:13-15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Menahem, Israel's sixteenth ruler (15:16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Pekahiah, Israel's seventeenth ruler (15:23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Pekahiah, Israel's seventeenth ruler (15:23-26)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idolatry (15:23-2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insurrection (15:25-26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GODLESS KINGS (15:8-31; 16:1-20)<text:s text:c="1"/></text:span><text:span text:style-name="a654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Zechariah, Israel's fourteenth ruler (15:8-12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Shallum, Israel's fifteenth ruler (15:13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Menahem, Israel's sixteenth ruler (15:16-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Pekahiah, Israel's seventeenth ruler (15:23-26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Pekah, Israel's eighteenth ruler (15:27-31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Pekah, Israel's eighteenth ruler (15:27-31)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corruption (15:27-2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captivity (15:29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conspiracy (15:30-31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GODLESS KINGS (15:8-31; 16:1-20)<text:s text:c="1"/></text:span><text:span text:style-name="a696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Zechariah, Israel's fourteenth ruler (15:8-1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Shallum, Israel's fifteenth ruler (15:13-1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Menahem, Israel's sixteenth ruler (15:16-22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Pekahiah, Israel's seventeenth ruler (15:23-2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Pekah, Israel's eighteenth ruler (15:27-31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Ahaz, Judah's twelfth ruler (16:1-20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9" draw:style-name="a721" draw:master-page-name="Master1-Layout12-tx-Title-and-Text" presentation:presentation-page-layout-name="Master1-PPL12" draw:id="Slide-274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Ahaz, Judah's twelfth ruler (16:1-20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His wickedness (16:1-4, 10-20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His war (16:5-9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0" draw:style-name="a736" draw:master-page-name="Master1-Layout12-tx-Title-and-Text" presentation:presentation-page-layout-name="Master1-PPL12" draw:id="Slide-275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GODLESS KINGS (15:8-31; 16:1-20)<text:s text:c="1"/></text:span><text:span text:style-name="a738" text:class-names=""/></text:p>
          </draw:text-box>
          <svg:title/>
          <svg:desc/>
        </draw:frame>
        <draw:frame draw:id="id122" presentation:style-name="a762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Zechariah, Israel's fourteenth ruler (15:8-12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Shallum, Israel's fifteenth ruler (15:13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Menahem, Israel's sixteenth ruler (15:16-22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Pekahiah, Israel's seventeenth ruler (15:23-26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Pekah, Israel's eighteenth ruler (15:27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Ahaz, Judah's twelfth ruler (16:1-20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1" draw:style-name="a763" draw:master-page-name="Master1-Layout12-tx-Title-and-Text" presentation:presentation-page-layout-name="Master1-PPL12" draw:id="Slide-276">
        <draw:frame draw:id="id123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2 KINGS 15-16<text:s text:c="1"/></text:span><text:span text:style-name="a765" text:class-names=""/></text:p>
          </draw:text-box>
          <svg:title/>
          <svg:desc/>
        </draw:frame>
        <draw:frame draw:id="id124" presentation:style-name="a777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THE GODLY KINGS (15:1-7, 32-38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THE GODLESS KINGS (15:8-31; 16:1-20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5-16 </dc:title>
    <meta:initial-creator>David STRICKLAND</meta:initial-creator>
    <dc:creator>David STRICKLAND</dc:creator>
    <meta:creation-date>2020-02-23T23:10:07Z</meta:creation-date>
    <dc:date>2020-02-23T23:10:07Z</dc:date>
    <meta:template xlink:href="BibleStudy" xlink:type="simple"/>
    <meta:editing-cycles>1</meta:editing-cycles>
    <meta:editing-duration>PT0S</meta:editing-duration>
    <meta:document-statistic meta:paragraph-count="76" meta:word-count="600"/>
  </office:meta>
</office:document-meta>
</file>